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F0000006EAFC0523F69B92252.png" manifest:media-type="image/png"/>
  <manifest:file-entry manifest:full-path="Pictures/100000010000043D00000500004E3D50769F5A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A LOGO FONT" svg:font-family="'SEGA LOGO FON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46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 style:list-style-name="L3">
      <style:graphic-properties fo:min-height="5.736cm"/>
      <style:paragraph-properties style:writing-mode="lr-tb"/>
    </style:style>
    <style:style style:name="pr5" style:family="presentation" style:parent-style-name="Default-outline1" style:list-style-name="L3">
      <style:graphic-properties fo:min-height="5.736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SEGA LOGO FONT"/>
    </style:style>
    <style:style style:name="P2" style:family="paragraph">
      <style:paragraph-properties fo:text-align="center"/>
      <style:text-properties fo:font-size="6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loext:opacity="100%" style:font-name="SEGA LOGO FONT" fo:font-size="60pt" style:font-size-asian="60pt" style:font-size-complex="6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c9211e" loext:opacity="100%" style:font-name="SEGA LOGO FON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 fo:font-size="18pt" fo:hyphenate="false" loext:hyphenation-no-caps="false"/>
    </style:style>
    <style:style style:name="P9" style:family="paragraph">
      <style:paragraph-properties fo:text-align="center"/>
      <style:text-properties fo:hyphenate="false" loext:hyphenation-no-caps="false"/>
    </style:style>
    <style:style style:name="P10" style:family="paragraph">
      <style:paragraph-properties fo:text-align="center" style:writing-mode="lr-tb"/>
      <style:text-properties fo:color="#c9211e" loext:opacity="100%" style:font-name="SEGA LOGO FONT" fo:hyphenate="false" loext:hyphenation-no-caps="false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loext:opacity="100%" style:font-name="SEGA LOGO FONT" fo:font-size="60pt" style:font-size-asian="60pt" style:font-size-complex="60pt"/>
    </style:style>
    <style:style style:name="T2" style:family="text">
      <style:text-properties fo:color="#c9211e" loext:opacity="100%" style:font-name="SEGA LOGO FONT" fo:font-size="14pt" style:font-size-asian="14pt" style:font-size-complex="14pt"/>
    </style:style>
    <style:style style:name="T3" style:family="text">
      <style:text-properties fo:color="#c9211e" loext:opacity="100%" style:font-name="SEGA LOGO FONT" fo:font-size="12pt" style:font-size-asian="12pt" style:font-size-complex="12pt"/>
    </style:style>
    <style:style style:name="T4" style:family="text">
      <style:text-properties fo:color="#c9211e" loext:opacity="100%" style:font-name="SEGA LOGO FONT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c9211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9211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▼">
        <style:list-level-properties text:space-before="0.3cm" text:min-label-width="0.9cm"/>
        <style:text-properties fo:font-family="OpenSymbol" style:font-style-name="Regular" style:font-charset="x-symbol" fo:color="#c9211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9211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9211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9211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9211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9211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9211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9211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9211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792cm" svg:height="1.187cm" svg:x="8.887cm" svg:y="3.174cm">
          <draw:text-box>
            <text:p/>
          </draw:text-box>
        </draw:frame>
        <draw:frame draw:style-name="gr2" draw:text-style-name="P3" draw:layer="layout" svg:width="13.331cm" svg:height="5.714cm" svg:x="6.982cm" svg:y="4.444cm">
          <draw:text-box>
            <text:p text:style-name="P2"><text:span text:style-name="T1">TITLE</text:span></text:p>
            <text:p text:style-name="P2"><text:span text:style-name="T2"/></text:p>
            <text:p text:style-name="P2"><text:span text:style-name="T3">(SUBTITLE)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AUth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792cm" svg:height="1.187cm" svg:x="8.887cm" svg:y="3.174cm">
          <draw:text-box>
            <text:p/>
          </draw:text-box>
        </draw:frame>
        <draw:frame presentation:style-name="pr2" draw:text-style-name="P5" draw:layer="layout" svg:width="25.191cm" svg:height="2.629cm" svg:x="1.399cm" svg:y="0.627cm" presentation:class="title">
          <draw:text-box>
            <text:p><text:span text:style-name="T4">Agenda</text:span></text:p>
          </draw:text-box>
        </draw:frame>
        <draw:frame draw:style-name="gr4" draw:text-style-name="P6" draw:layer="layout" svg:width="7.246cm" svg:height="8.551cm" draw:transform="rotate (0.010471975511966) translate (10.156cm 3.885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5" draw:text-style-name="P8" draw:layer="layout" svg:width="8.887cm" svg:height="3.095cm" svg:x="1.904cm" svg:y="6.349cm">
          <draw:text-box>
            <text:list text:style-name="L2">
              <text:list-item>
                <text:p text:style-name="P7"><text:span text:style-name="T5">Bullet 1</text:span></text:p>
              </text:list-item>
              <text:list-item>
                <text:p text:style-name="P7"><text:span text:style-name="T5">Bullet 2</text:span></text:p>
              </text:list-item>
              <text:list-item>
                <text:p text:style-name="P7"><text:span text:style-name="T5">Bullet 3</text:span></text:p>
              </text:list-item>
            </text:list>
          </draw:text-box>
        </draw:frame>
        <draw:frame draw:style-name="gr6" draw:text-style-name="P8" draw:layer="layout" svg:width="7.618cm" svg:height="3.095cm" svg:x="19.678cm" svg:y="6.349cm">
          <draw:text-box>
            <text:list text:style-name="L2">
              <text:list-item>
                <text:p text:style-name="P7"><text:span text:style-name="T5">Bullet 4</text:span></text:p>
              </text:list-item>
              <text:list-item>
                <text:p text:style-name="P7"><text:span text:style-name="T5">Bullet 5</text:span></text:p>
              </text:list-item>
              <text:list-item>
                <text:p text:style-name="P7"><text:span text:style-name="T5">Bullet 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2.629cm" svg:x="1.399cm" svg:y="0.627cm" presentation:class="title">
          <draw:text-box>
            <text:p><text:span text:style-name="T4">whoami</text:span></text:p>
          </draw:text-box>
        </draw:frame>
        <draw:frame presentation:style-name="pr4" draw:text-style-name="P10" draw:layer="layout" svg:width="12.624cm" svg:height="3.023cm" draw:transform="rotate (-0.00401425727958695) translate (7.629cm 5.815cm)" presentation:class="outline" presentation:user-transformed="true">
          <draw:text-box>
            <text:list text:style-name="L3">
              <text:list-header>
                <text:p text:style-name="P9"><text:span text:style-name="T4">HTTPS://</text:span><text:span text:style-name="T4">YourWEBSITE.LOL</text:span></text:p>
              </text:list-header>
            </text:list>
          </draw:text-box>
        </draw:frame>
        <draw:frame draw:style-name="gr4" draw:text-style-name="P6" draw:layer="layout" svg:width="7.246cm" svg:height="8.55cm" draw:transform="skewX (-0.000174532925199375) rotate (2.61781934506629) translate (4.371cm 12.933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4" draw:text-style-name="P6" draw:layer="layout" svg:width="6.803cm" svg:height="1.616cm" svg:x="8.252cm" svg:y="10.447cm">
          <draw:image xlink:href="Pictures/10000001000001CF0000006EAFC0523F69B92252.png" xlink:type="simple" xlink:show="embed" xlink:actuate="onLoad" draw:mime-type="image/png">
            <text:p/>
          </draw:image>
        </draw:frame>
        <draw:frame presentation:style-name="pr5" draw:text-style-name="P10" draw:layer="layout" svg:width="15.863cm" svg:height="3.023cm" draw:transform="rotate (-0.00401425727958695) translate (10.168cm 9.422cm)" presentation:class="outline" presentation:user-transformed="true">
          <draw:text-box>
            <text:list text:style-name="L3">
              <text:list-header>
                <text:p text:style-name="P9"><text:span text:style-name="T4"/></text:p>
                <text:p text:style-name="P9"><text:span text:style-name="T2"><text:a xlink:href="https://hackliza.gal/" xlink:type="simple">https://hackliza.gal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TOPIC</text:p>
          </draw:text-box>
        </draw:frame>
        <draw:frame presentation:style-name="pr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YOUR TEXT 1</text:p>
                <text:list>
                  <text:list-item>
                    <text:p>YOUR TEXT 2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7.246cm" svg:height="8.551cm" draw:transform="rotate (-0.786794426799044) translate (26.375cm -4.445cm)">
          <draw:image xlink:href="Pictures/100000010000043D00000500004E3D50769F5A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0.792cm" svg:height="1.187cm" svg:x="8.887cm" svg:y="3.174cm">
          <draw:text-box>
            <text:p/>
          </draw:text-box>
        </draw:frame>
        <draw:frame draw:style-name="gr7" draw:text-style-name="P3" draw:layer="layout" svg:width="13.97cm" svg:height="6.069cm" svg:x="6.985cm" svg:y="5.08cm">
          <draw:text-box>
            <text:p text:style-name="P2"><text:span text:style-name="T1">QUESTIONS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THANKS</text:span></text:p>
          </draw:text-box>
        </draw:frame>
        <draw:frame draw:style-name="gr4" draw:text-style-name="P6" draw:layer="layout" svg:width="7.246cm" svg:height="8.55cm" draw:transform="skewX (0.000349065850398667) rotate (0.699353431274128) translate (20.057cm 12.917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4" draw:text-style-name="P6" draw:layer="layout" svg:width="7.247cm" svg:height="8.549cm" draw:transform="skewX (0.000523598775598329) rotate (-2.17153865533135) translate (8.609cm 1.642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4" draw:text-style-name="P6" draw:layer="layout" svg:width="7.247cm" svg:height="8.55cm" draw:transform="skewX (-0.000523598775598282) rotate (2.30261288215612) translate (25.156cm 7.789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4" draw:text-style-name="P6" draw:layer="layout" svg:width="7.246cm" svg:height="8.55cm" draw:transform="skewX (-0.000174532925199495) rotate (-0.696735437396137) translate (2.313cm 8.253cm)">
          <draw:image xlink:href="Pictures/100000010000043D00000500004E3D50769F5A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A LOGO FONT" svg:font-family="'SEGA LOGO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▼">
            <style:list-level-properties text:space-before="0.3cm" text:min-label-width="0.9cm"/>
            <style:text-properties fo:font-family="OpenSymbol" style:font-style-name="Regular" style:font-charset="x-symbol" fo:color="#c9211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OpenSymbol" style:font-style-name="Regular" style:font-charset="x-symbol" fo:color="#c921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921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921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921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921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921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921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921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9211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c9211e" loext:opacity="100%" style:text-outline="false" style:text-line-through-style="none" style:text-line-through-type="none" style:font-name="Liberation Sans2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c9211e" loext:opacity="100%" style:font-name="Liberation Sans2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c9211e" loext:opacity="100%" style:font-name="Liberation Sans2" fo:font-family="'Liberation Sans'" style:font-family-generic="swiss" style:font-pitch="variable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c9211e" loext:opacity="100%" style:font-name="Liberation Sans2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c9211e" loext:opacity="100%" style:font-name="Liberation Sans2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c9211e" loext:opacity="100%" style:font-name="Liberation Sans2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c9211e" loext:opacity="100%" style:font-name="Liberation Sans2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SEGA LOGO FONT" fo:font-family="'SEGA LOGO FONT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color="#c9211e" loext:opacity="100%" style:font-name="SEGA LOGO FONT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color="#c9211e" loext:opacity="100%" style:font-name="SEGA LOGO FONT" fo:font-size="20pt" style:font-size-asian="20pt" style:font-size-complex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style:font-name="SEGA LOGO FONT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▼">
        <style:list-level-properties text:space-before="0.3cm" text:min-label-width="0.9cm"/>
        <style:text-properties fo:font-family="OpenSymbol" style:font-style-name="Regular" style:font-charset="x-symbol" fo:color="#c9211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9211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9211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9211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9211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9211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9211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9211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9211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2">TITLE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9:08:09.580423765</meta:creation-date>
    <dc:date>2024-04-16T14:13:27.201568340</dc:date>
    <meta:editing-duration>PT4H20M50S</meta:editing-duration>
    <meta:editing-cycles>50</meta:editing-cycles>
    <meta:generator>LibreOffice/7.3.7.2$Linux_X86_64 LibreOffice_project/30$Build-2</meta:generator>
    <meta:document-statistic meta:object-count="52"/>
  </office:meta>
</office:document-meta>
</file>